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4.874cm"/>
    </style:style>
    <style:style style:name="co5" style:family="table-column">
      <style:table-column-properties fo:break-before="auto" style:column-width="6.645cm"/>
    </style:style>
    <style:style style:name="co6" style:family="table-column">
      <style:table-column-properties fo:break-before="auto" style:column-width="5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n_subjects</text:p>
          </table:table-cell>
          <table:table-cell office:value-type="string" calcext:value-type="string">
            <text:p>n_trials</text:p>
          </table:table-cell>
          <table:table-cell table:style-name="Default" office:value-type="string" calcext:value-type="string">
            <text:p>model setup (hh:mm:ss)</text:p>
          </table:table-cell>
          <table:table-cell table:style-name="Default" office:value-type="string" calcext:value-type="string">
            <text:p>map estimation (hh:mm:ss)</text:p>
          </table:table-cell>
          <table:table-cell office:value-type="string" calcext:value-type="string">
            <text:p>n_chains, n_cores, n_draws, n_tune</text:p>
          </table:table-cell>
          <table:table-cell table:style-name="Default" office:value-type="string" calcext:value-type="string">
            <text:p>NUTS sampling (hh:mm:s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time" office:time-value="PT00H00M22S" calcext:value-type="time">
            <text:p>00:00:22</text:p>
          </table:table-cell>
          <table:table-cell office:value-type="time" office:time-value="PT00H07M04S" calcext:value-type="time">
            <text:p>00:07:04</text:p>
          </table:table-cell>
          <table:table-cell office:value-type="string" calcext:value-type="string">
            <text:p>4, 4, 500, 250</text:p>
          </table:table-cell>
          <table:table-cell office:value-type="time" office:time-value="PT00H04M58S" calcext:value-type="time">
            <text:p>00:04: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time" office:time-value="PT00H00M31S" calcext:value-type="time">
            <text:p>00:00:31</text:p>
          </table:table-cell>
          <table:table-cell office:value-type="time" office:time-value="PT00H15M57S" calcext:value-type="time">
            <text:p>00:15:57</text:p>
          </table:table-cell>
          <table:table-cell office:value-type="string" calcext:value-type="string">
            <text:p>4, 4, 1000, 500</text:p>
          </table:table-cell>
          <table:table-cell office:value-type="time" office:time-value="PT00H23M23S" calcext:value-type="time">
            <text:p>00:23: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time" office:time-value="PT00H00M55S" calcext:value-type="time">
            <text:p>00:00:55</text:p>
          </table:table-cell>
          <table:table-cell office:value-type="time" office:time-value="PT01H06M37S" calcext:value-type="time">
            <text:p>01:06:37</text:p>
          </table:table-cell>
          <table:table-cell office:value-type="string" calcext:value-type="string">
            <text:p>4, 4, 2000, 1000</text:p>
          </table:table-cell>
          <table:table-cell office:value-type="time" office:time-value="PT03H45M28S" calcext:value-type="time">
            <text:p>03:45: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Gargi-1.2b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9:08:02.773062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rama Kumaraswamy</meta:initial-creator>
    <meta:creation-date>2021-05-09T12:54:52.729008275</meta:creation-date>
    <dc:date>2021-05-10T19:19:08.562117862</dc:date>
    <dc:creator>Ajayrama Kumaraswamy</dc:creator>
    <meta:editing-duration>PT6H35M51S</meta:editing-duration>
    <meta:editing-cycles>2</meta:editing-cycles>
    <meta:generator>LibreOffice/7.1.2.2$Linux_X86_64 LibreOffice_project/10$Build-2</meta:generator>
    <meta:document-statistic meta:table-count="1" meta:cell-count="24" meta:object-count="0"/>
  </office:meta>
</office:document-meta>
</file>